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Developer Guide</text:p>
      <text:p text:style-name="P3"/>
      <text:p text:style-name="P8">*** NOTE: Not browser independent. <text:s/>Currently works correctly with Firefox (7.0 or 8.0) ***</text:p>
      <text:p text:style-name="P3"/>
      <text:p text:style-name="P4">General Project Design</text:p>
      <text:p text:style-name="P5">I completed all of the requirements for a “B”, and then I used Google Chart Tools to enhance the results page with JavaScript in an attempt to earn an “A”. <text:s/>In doing this I made my code incompatible across browsers. <text:s/>While the JavaScript does not display property in Chrome, It appears to be working correctly in current versions of Firefox (7.0 or 8.0). <text:s/>If I had more time, I would have added control statements to display html with other browsers, but currently the project must be viewed in Firefox.</text:p>
      <text:p text:style-name="P5"/>
      <text:p text:style-name="P5">I decided to make the number of questions and answers on each survey static. <text:s/>However, questions and answers can be left blank and everything still works properly. <text:s/>For the developer, this means that there is one class (SurveyInputPage) for the entire first page that extracts user data. <text:s/>Whether the user chooses to take a survey or create a survey, the submit button will be pressed and data will be captured.</text:p>
      <text:p text:style-name="P5"/>
      <text:p text:style-name="P5">If the user takes a survey where they have already answered certain questions, the checkboxes for those questions will be disabled. <text:s/>If the user creates a survey, then they will be taken to the results page. <text:s/>It is important not to select a survey and enter a survey at the same time. <text:s/>In the future controls should be build to prevent this.</text:p>
      <text:p text:style-name="P5"/>
      <text:p text:style-name="P8"><text:span text:style-name="T2">This document is meant to provide a broad overview, but more detailed comments for developers can be found within the code.</text:span></text:p>
      <text:p text:style-name="P3"/>
      <text:p text:style-name="P3"/>
      <text:p text:style-name="P4">Files / Directory structure</text:p>
      <text:p text:style-name="P5">The name “ohheyyytherehihihihelloooooooo” was chosen out of the need for a unique identifier. <text:s/>This is the name of the directory containing all of the files. <text:s/>Within this directory, you will see the following:</text:p>
      <text:p text:style-name="P5"/>
      <text:p text:style-name="P5">&gt; ohheyyytherehihihihelloooooooo</text:p>
      <text:p text:style-name="P5"><text:tab/>- app.yaml</text:p>
      <text:p text:style-name="P5"><text:tab/>- index.yaml</text:p>
      <text:p text:style-name="P5"><text:tab/>- survey.py</text:p>
      <text:p text:style-name="P5"><text:tab/>- surveyDB.py</text:p>
      <text:p text:style-name="P5"><text:tab/>- UserGuide.odt</text:p>
      <text:p text:style-name="P5"><text:tab/>- DeveloperGuide.odt</text:p>
      <text:p text:style-name="P5"><text:tab/>&gt; static</text:p>
      <text:p text:style-name="P5"><text:tab/> <text:s text:c="5"/>- survey.css</text:p>
      <text:p text:style-name="P5"><text:tab/> <text:s text:c="5"/>- surveyMod.css</text:p>
      <text:p text:style-name="P5"><text:tab/>&gt; templates</text:p>
      <text:p text:style-name="P5"><text:tab/> <text:s text:c="5"/>- footer.html</text:p>
      <text:p text:style-name="P5"><text:tab/> <text:s text:c="5"/>- form_end.html</text:p>
      <text:p text:style-name="P5"><text:tab/> <text:s text:c="5"/>- form_pre_end.html</text:p>
      <text:p text:style-name="P5"><text:tab/> <text:s text:c="5"/>- form_start.html</text:p>
      <text:p text:style-name="P5"><text:tab/> <text:s text:c="5"/>- header.html</text:p>
      <text:p text:style-name="P5"><text:tab/> <text:s text:c="5"/>- headerJs.html</text:p>
      <text:p text:style-name="P4"/>
      <text:p text:style-name="P4"><text:soft-page-break/>The Code</text:p>
      <text:p text:style-name="P5"/>
      <text:p text:style-name="P10">Classes in surveyDB.py</text:p>
      <text:p text:style-name="P5">FrontPage – Utilizing db.Model</text:p>
      <text:p text:style-name="P4"/>
      <text:p text:style-name="P10">Classes in survey.py</text:p>
      <text:p text:style-name="P5">SurveyForm – Using helper class (Django)</text:p>
      <text:p text:style-name="P5">SurveyInputPage – Handling requests</text:p>
      <text:p text:style-name="P5">Counter – Storing statistics for ResultsPage</text:p>
      <text:p text:style-name="P5">ResultsPage – Displayed using Google Chart Tools (JavaScript)</text:p>
      <text:p text:style-name="P5"/>
      <text:p text:style-name="P10">HTML in templates folder</text:p>
      <text:p text:style-name="P5">footer.html – basic template</text:p>
      <text:p text:style-name="P5">form_end.html – used for user input </text:p>
      <text:p text:style-name="P5">form_pre_end.html - <text:s/>modified version of form_end.html</text:p>
      <text:p text:style-name="P5">form_start.html – beginning of form </text:p>
      <text:p text:style-name="P5">header.html – basic template</text:p>
      <text:p text:style-name="P5">headerJs.html – not currently used (The JavaScript was moved into survey.py)</text:p>
      <text:p text:style-name="P10"/>
      <text:p text:style-name="P10">CSS in static folder</text:p>
      <text:p text:style-name="P10"><text:span text:style-name="T1">survey.css – used on all pages but last</text:span></text:p>
      <text:p text:style-name="P10"><text:span text:style-name="T1">surveyMod.css – used on the ResultsPage</text:span></text:p>
      <text:p text:style-name="P10"><text:span text:style-name="T1"/></text:p>
      <text:p text:style-name="P10">Other</text:p>
      <text:p text:style-name="P5">The file index.yaml was generated by the app engine. <text:s/>It was not modified.</text:p>
      <text:p text:style-name="P5">The file app.yaml was modified to allow users to sign in through google.</text:p>
      <text:p text:style-name="P5"/>
      <text:p text:style-name="P10">Additional Notes</text:p>
      <text:p text:style-name="P5">Please contact me if I will be penalized severely for the browser issues. With a little bit of commenting and uncommenting, I could have the application outputting text instead of fancy pie charts. <text:s/>I wanted to stretch myself and make an attempt at the “A” by incorporating cool features of Google App Engine, and the Chart Tools are awesome. <text:s/>I believe the ResultsPage will display the pie charts correctly with Firefox (7.0 or 8.0), and I am not sure why it is not compatible with other browsers. <text:s/>With more time and effort, this could be controlled or designed more appropriately.</text:p>
      <text:p text:style-name="P5"/>
      <text:p text:style-name="P5">Thank you!</text:p>
      <text:p text:style-name="P5"/>
      <text:p text:style-name="P5">Sean Helvey</text:p>
      <text:p text:style-name="P5"><text:a xlink:type="simple" xlink:href="mailto:smh436@nyu.edu">smh436@nyu.edu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18:09:53</dc:date>
    <dc:creator>Sean Helvey</dc:creator>
    <meta:editing-duration>PT2H49M17S</meta:editing-duration>
    <meta:editing-cycles>13</meta:editing-cycles>
    <meta:generator>OpenOffice.org/3.3$Unix OpenOffice.org_project/330m20$Build-9567</meta:generator>
    <meta:document-statistic meta:table-count="0" meta:image-count="0" meta:object-count="0" meta:page-count="2" meta:paragraph-count="54" meta:word-count="567" meta:character-count="3502"/>
  </office:meta>
</office:document-meta>
</file>